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normal" officeooo:rsid="001a6811" officeooo:paragraph-rsid="001a6811" style:font-weight-asian="normal" style:font-name-complex="Arial" style:font-weight-complex="normal"/>
    </style:style>
    <style:style style:name="P4" style:family="paragraph" style:parent-style-name="Standard">
      <style:text-properties style:font-name="Arial" fo:font-weight="normal" officeooo:paragraph-rsid="001d4324" style:font-weight-asian="normal" style:font-name-complex="Arial" style:font-weight-complex="normal"/>
    </style:style>
    <style:style style:name="P5" style:family="paragraph" style:parent-style-name="Standard">
      <style:text-properties style:font-name="Arial" fo:font-weight="normal" officeooo:paragraph-rsid="001dbe47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paragraph-rsid="0022bbc8" style:font-weight-asian="normal" style:font-name-complex="Arial" style:font-weight-complex="normal"/>
    </style:style>
    <style:style style:name="P7" style:family="paragraph" style:parent-style-name="Standard">
      <style:text-properties style:font-name="Arial" fo:font-weight="normal" officeooo:paragraph-rsid="002556be" style:font-weight-asian="normal" style:font-name-complex="Arial" style:font-weight-complex="normal"/>
    </style:style>
    <style:style style:name="P8" style:family="paragraph" style:parent-style-name="Standard">
      <style:text-properties style:font-name="Arial" fo:font-weight="normal" officeooo:rsid="002556be" officeooo:paragraph-rsid="002556be" style:font-weight-asian="normal" style:font-name-complex="Arial" style:font-weight-complex="normal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11" style:family="paragraph" style:parent-style-name="Standard">
      <style:text-properties style:font-name="Arial" fo:font-weight="normal" officeooo:paragraph-rsid="002556be" style:font-weight-asian="normal" style:font-name-complex="Arial" style:font-weight-complex="norm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2550f4" style:font-weight-asian="normal" style:font-name-complex="Arial" style:font-weight-complex="normal"/>
    </style:style>
    <style:style style:name="T3" style:family="text">
      <style:text-properties officeooo:rsid="001d4324"/>
    </style:style>
    <style:style style:name="T4" style:family="text">
      <style:text-properties officeooo:rsid="002550f4"/>
    </style:style>
    <style:style style:name="T5" style:family="text">
      <style:text-properties officeooo:rsid="002556be"/>
    </style:style>
    <style:style style:name="T6" style:family="text">
      <style:text-properties officeooo:rsid="002657c2"/>
    </style:style>
    <style:style style:name="T7" style:family="text">
      <style:text-properties officeooo:rsid="0026728c"/>
    </style:style>
    <style:style style:name="T8" style:family="text">
      <style:text-properties officeooo:rsid="0027b795"/>
    </style:style>
    <style:style style:name="T9" style:family="text">
      <style:text-properties officeooo:rsid="002953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Nome do Caso de Uso: </text:span><text:span text:style-name="T2">Usuário se cadastra no sistema.</text:span></text:p>
      <text:p text:style-name="P1"/>
      <text:p text:style-name="P1">Descrição: </text:p>
      <text:p text:style-name="P3">Este caso de uso se inicia <text:span text:style-name="T4">quando usuário abre o aplicativo segurança bélica</text:span>.</text:p>
      <text:p text:style-name="P1"/>
      <text:p text:style-name="P1">Eventos:</text:p>
      <text:p text:style-name="P2">- <text:span text:style-name="T4">Usuário realiza o cadastro.</text:span></text:p>
      <text:p text:style-name="P1"/>
      <text:p text:style-name="P1">Atores:</text:p>
      <text:p text:style-name="P2">- <text:span text:style-name="T4">Usuário.</text:span></text:p>
      <text:p text:style-name="P1"/>
      <text:p text:style-name="P1">Pré-<text:span text:style-name="T7">c</text:span>ondições:</text:p>
      <text:p text:style-name="P7">- <text:span text:style-name="T4">Aplicativo Segurança Bélica instalado.</text:span></text:p>
      <text:p text:style-name="P7">- <text:span text:style-name="T8">Aplicativo na tela inicial.</text:span></text:p>
      <text:p text:style-name="P6">- <text:span text:style-name="T4">Usuário possuir token para cadastro.</text:span></text:p>
      <text:p text:style-name="P2"/>
      <text:p text:style-name="P1">Pós-Condições:</text:p>
      <text:p text:style-name="P1">1. Conclusões com sucesso: </text:p>
      <text:p text:style-name="P2">- <text:span text:style-name="T5">Usuário é cadastrado.</text:span></text:p>
      <text:p text:style-name="P1">2. Conclusões sem sucesso: </text:p>
      <text:p text:style-name="P2">- <text:span text:style-name="T5">Usuário não é cadastrado.</text:span></text:p>
      <text:p text:style-name="P2"/>
      <text:p text:style-name="P1">Fluxo básico:</text:p>
      <text:p text:style-name="P2"/>
      <text:p text:style-name="P2"><text:span text:style-name="T9">1</text:span>. <text:span text:style-name="T5">Usuário clica em “Cadastrar”.</text:span></text:p>
      <text:p text:style-name="P8"><text:span text:style-name="T9">2</text:span>. Usuário preenche os campos.</text:p>
      <text:p text:style-name="P8"><text:span text:style-name="T9">3</text:span>. Clica em “<text:span text:style-name="T6">C</text:span>adastrar”.</text:p>
      <text:p text:style-name="P4"><text:span text:style-name="T9">4</text:span>. <text:span text:style-name="T3">Verificação dos dados (A1).</text:span></text:p>
      <text:p text:style-name="P4"><text:span text:style-name="T9">5</text:span>. <text:span text:style-name="T5">Direciona para tela principal do aplicativo.</text:span></text:p>
      <text:p text:style-name="P1"/>
      <text:p text:style-name="P1">Fluxos alternativos:</text:p>
      <text:p text:style-name="P7">A1: em "<text:span text:style-name="T9">4</text:span>. <text:span text:style-name="T3">Verificação dos dados</text:span>", <text:span text:style-name="T3">se estão os campos “nome”, “posto”, “token”, “e-mail” e “senha” preenchidos corretamente segue para o item 4, se não A1.1</text:span></text:p>
      <text:p text:style-name="P5">A1.1. <text:span text:style-name="T5">Informa o usuário sobre quais dados estão incorretos.</text:span>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meta:generator>LibreOffice/5.4.4.2$Windows_X86_64 LibreOffice_project/2524958677847fb3bb44820e40380acbe820f960</meta:generator>
    <dc:date>2020-03-16T22:17:53.471000000</dc:date>
    <meta:editing-duration>PT1H11M11S</meta:editing-duration>
    <meta:editing-cycles>15</meta:editing-cycles>
    <meta:document-statistic meta:table-count="0" meta:image-count="0" meta:object-count="0" meta:page-count="1" meta:paragraph-count="25" meta:word-count="133" meta:character-count="844" meta:non-whitespace-character-count="733"/>
  </office:meta>
</office:document-meta>
</file>